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ItemDefinition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Definition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Definition.ServerItemDefinition( ItemDefinition def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ItemDefinition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Definition.getDeclaring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ItemDefinition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